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D000002F3C0E51DF3.png" manifest:media-type="image/png"/>
  <manifest:file-entry manifest:full-path="Pictures/10000001000004D60000011B4CFB33AC.png" manifest:media-type="image/png"/>
  <manifest:file-entry manifest:full-path="Pictures/1000000000000500000001017368A834.png" manifest:media-type="image/png"/>
  <manifest:file-entry manifest:full-path="Pictures/1000000000000375000002C728146269.png" manifest:media-type="image/png"/>
  <manifest:file-entry manifest:full-path="Pictures/100000000000050000000121E926160A.png" manifest:media-type="image/png"/>
  <manifest:file-entry manifest:full-path="Pictures/100000000000046F000002B892B58638.png" manifest:media-type="image/png"/>
  <manifest:file-entry manifest:full-path="Pictures/10000000000005000000025AC0BD2060.png" manifest:media-type="image/png"/>
  <manifest:file-entry manifest:full-path="Pictures/10000000000002710000031144443ADD.png" manifest:media-type="image/png"/>
  <manifest:file-entry manifest:full-path="Pictures/1000000000000500000000AC024EDD84.png" manifest:media-type="image/png"/>
  <manifest:file-entry manifest:full-path="Pictures/10000000000004F50000005B5A7958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700" officeooo:paragraph-rsid="00159700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:</text:p>
      <text:p text:style-name="Standard"/>
      <text:p text:style-name="Standard"/>
      <text:p text:style-name="Standard"><draw:frame draw:style-name="fr1" draw:name="Image1 Copy 1" text:anchor-type="char" svg:x="0.2043in" svg:y="-0.148in" svg:width="6.5in" svg:height="0.4661in" draw:z-index="1"><draw:image xlink:href="Pictures/10000000000004F50000005B5A7958C1.png" xlink:type="simple" xlink:show="embed" xlink:actuate="onLoad" draw:mime-type="image/png"/></draw:frame></text:p>
      <text:p text:style-name="Standard"><draw:frame draw:style-name="fr1" draw:name="Image1" text:anchor-type="char" svg:x="0.2453in" svg:y="0.4083in" svg:width="6.5102in" svg:height="8.1772in" draw:z-index="0"><draw:image xlink:href="Pictures/10000000000002710000031144443ADD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ge2" text:anchor-type="char" svg:x="0.2839in" svg:y="-0.4465in" svg:width="6.9252in" svg:height="3.2563in" draw:z-index="2"><draw:image xlink:href="Pictures/10000000000005000000025AC0BD2060.png" xlink:type="simple" xlink:show="embed" xlink:actuate="onLoad" draw:mime-type="image/png"/></draw:frame><draw:frame draw:style-name="fr1" draw:name="Image3" text:anchor-type="char" svg:x="0.3028in" svg:y="2.9028in" svg:width="6.1244in" svg:height="3.7547in" draw:z-index="3"><draw:image xlink:href="Pictures/100000000000046F000002B892B586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0283in" svg:y="-0.4071in" svg:width="6.9252in" svg:height="5.5634in" draw:z-index="4"><draw:image xlink:href="Pictures/1000000000000375000002C72814626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0189in" svg:y="0.0492in" svg:width="6.9252in" svg:height="1.3902in" draw:z-index="5"><draw:image xlink:href="Pictures/1000000000000500000001017368A834.png" xlink:type="simple" xlink:show="embed" xlink:actuate="onLoad" draw:mime-type="image/png"/></draw:frame></text:p>
      <text:p text:style-name="Standard"/>
      <text:p text:style-name="P2"><draw:frame draw:style-name="fr1" draw:name="Image6" text:anchor-type="char" svg:x="0.3882in" svg:y="-0.0291in" svg:width="6.9252in" svg:height="0.9299in" draw:z-index="6"><draw:image xlink:href="Pictures/1000000000000500000000AC024EDD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.0665in" svg:y="0.1591in" svg:width="6.9252in" svg:height="1.5634in" draw:z-index="7"><draw:image xlink:href="Pictures/100000000000050000000121E92616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Linux:</text:p>
      <text:p text:style-name="P1"/>
      <text:p text:style-name="P1"><draw:frame draw:style-name="fr1" draw:name="Image8" text:anchor-type="char" svg:x="-0.0945in" svg:y="4.8016in" svg:width="6.9252in" svg:height="1.5827in" draw:z-index="8"><draw:image xlink:href="Pictures/10000001000004D60000011B4CFB33AC.png" xlink:type="simple" xlink:show="embed" xlink:actuate="onLoad" draw:mime-type="image/png"/></draw:frame><draw:frame draw:style-name="fr1" draw:name="Image9" text:anchor-type="char" svg:x="-0.0193in" svg:y="0in" svg:width="6.9252in" svg:height="4.1992in" draw:z-index="9"><draw:image xlink:href="Pictures/10000001000004DD000002F3C0E51D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20:58:08.551032768</meta:creation-date>
    <dc:date>2025-11-16T21:18:26.752907378</dc:date>
    <meta:editing-duration>PT9M9S</meta:editing-duration>
    <meta:editing-cycles>2</meta:editing-cycles>
    <meta:generator>LibreOffice/25.8.1.1$Linux_X86_64 LibreOffice_project/580$Build-1</meta:generator>
    <meta:document-statistic meta:table-count="0" meta:image-count="10" meta:object-count="0" meta:page-count="5" meta:paragraph-count="2" meta:word-count="2" meta:character-count="14" meta:non-whitespace-character-count="14"/>
  </office:meta>
</office:document-meta>
</file>